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1000000001D32C84ABC71FCAFD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1" svg:font-family="Arial"/>
    <style:font-face style:name="Consolas" svg:font-family="Consola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3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4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6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9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0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1" style:family="graphic" style:parent-style-name="standard" style:list-style-name="L6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776cm" fo:min-width="6.483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2" style:family="graphic" style:parent-style-name="standard" style:list-style-name="L8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2.929cm" fo:min-width="5.84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3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1.161cm" fo:min-width="7.967cm" fo:padding-top="0.125cm" fo:padding-bottom="0.125cm" fo:padding-left="0.25cm" fo:padding-right="0.25cm" fo:wrap-option="wrap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backgroundobjects" style:list-style-name="L4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co1" style:family="table-column">
      <style:table-column-properties style:column-width="7.679cm" style:use-optimal-column-width="false"/>
    </style:style>
    <style:style style:name="co2" style:family="table-column">
      <style:table-column-properties style:column-width="8.431cm" style:use-optimal-column-width="false"/>
    </style:style>
    <style:style style:name="co3" style:family="table-column">
      <style:table-column-properties style:column-width="3.851cm" style:use-optimal-column-width="false"/>
    </style:style>
    <style:style style:name="co4" style:family="table-column">
      <style:table-column-properties style:column-width="1.872cm" style:use-optimal-column-width="false"/>
    </style:style>
    <style:style style:name="co5" style:family="table-column">
      <style:table-column-properties style:column-width="2.03cm" style:use-optimal-column-width="false"/>
    </style:style>
    <style:style style:name="co6" style:family="table-column">
      <style:table-column-properties style:column-width="2.063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2.793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396cm"/>
    </style:style>
    <style:style style:name="ro7" style:family="table-row">
      <style:table-row-properties style:row-height="1.399cm"/>
    </style:style>
    <style:style style:name="ro8" style:family="table-row">
      <style:table-row-properties style:row-height="1.048cm"/>
    </style:style>
    <style:style style:name="ro9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20pt" style:font-size-asian="20pt" style:font-size-complex="20pt"/>
    </style:style>
    <style:style style:name="ce5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8" style:family="paragraph">
      <style:paragraph-properties fo:text-align="center"/>
      <style:text-properties style:font-size-asian="20pt" style:font-size-complex="20pt"/>
    </style:style>
    <style:style style:name="P19" style:family="paragraph">
      <style:text-properties style:font-size-asian="20pt" style:font-size-complex="20pt"/>
    </style:style>
    <style:style style:name="P20" style:family="paragraph">
      <style:paragraph-properties fo:margin-top="0cm" fo:margin-bottom="0cm" fo:text-align="start"/>
    </style:style>
    <style:style style:name="P2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Courier New" fo:font-size="26pt"/>
    </style:style>
    <style:style style:name="P25" style:family="paragraph">
      <style:paragraph-properties fo:margin-top="0cm" fo:margin-bottom="0cm" fo:line-height="100%" fo:text-align="start" style:writing-mode="lr-tb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" fo:font-size="2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8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" fo:font-size="24pt"/>
    </style:style>
    <style:style style:name="P29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" fo:font-size="24pt" fo:font-weight="normal" style:font-weight-asian="normal" style:font-weight-complex="normal"/>
    </style:style>
    <style:style style:name="P31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" fo:font-size="24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3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5" style:family="paragraph">
      <style:paragraph-properties fo:margin-top="0cm" fo:margin-bottom="0cm" fo:line-height="120%" fo:text-align="start" style:writing-mode="lr-tb"/>
    </style:style>
    <style:style style:name="P36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7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8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40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2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5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46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ff" fo:font-size="40pt" style:font-size-asian="40pt" style:font-size-complex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38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c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mposition and initializatio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mposition</text:span><text:span text:style-name="T4"> </text:span></text:p>
          </draw:text-box>
        </draw:frame>
        <draw:frame draw:style-name="gr2" draw:text-style-name="P8" draw:layer="layout" svg:width="16.764cm" svg:height="6.551cm" svg:x="1.524cm" svg:y="2.136cm">
          <draw:text-box>
            <text:p><text:span text:style-name="T5">class</text:span><text:span text:style-name="T6"> Line {</text:span></text:p>
            <text:p><text:span text:style-name="T6"><text:tab/></text:span><text:span text:style-name="T6">Point p1, p2;</text:span></text:p>
            <text:p><text:span text:style-name="T6">};</text:span></text:p>
            <text:p><text:span text:style-name="T6"/></text:p>
          </draw:text-box>
        </draw:frame>
        <draw:frame draw:style-name="standard" draw:layer="layout" svg:width="16.109cm" svg:height="4.319cm" svg:x="8.537cm" svg:y="8.9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2">
              <table:table-cell table:style-name="ce2">
                <text:p text:style-name="P11"><text:span text:style-name="T8"><text:s/></text:span><text:span text:style-name="T8">Members are </text:span><text:span text:style-name="T9">objects</text:span></text:p>
              </table:table-cell>
              <table:table-cell table:style-name="ce1">
                <text:p text:style-name="P10"><text:span text:style-name="T10"><text:s/></text:span><text:span text:style-name="T10">Members are </text:span><text:span text:style-name="T11">poin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0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4" table:default-cell-style-name="ce1">
              <table:table-cell table:style-name="ce3">
                <text:p text:style-name="P15"><text:span text:style-name="T13">Stack:</text:span></text:p>
              </table:table-cell>
              <table:table-cell/>
              <table:table-cell/>
            </table:table-row>
            <table:table-row table:style-name="ro5" table:default-cell-style-name="ce1">
              <table:table-cell table:style-name="ce3">
                <text:p text:style-name="P15"><text:span text:style-name="T13">Heap:</text:span></text:p>
              </table:table-cell>
              <table:table-cell/>
              <table:table-cell>
                <text:p text:style-name="P10"><text:span text:style-name="T7">``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7" draw:text-style-name="P17" draw:layer="layout" svg:width="23.876cm" svg:height="1.27cm" svg:x="0.846cm" svg:y="17.018cm" presentation:class="outline" presentation:user-transformed="true">
          <draw:text-box>
            <text:p text:style-name="P16"><text:span text:style-name="T14">int </text:span><text:span text:style-name="T15">main () { <text:s/>Line line; <text:s/>}; </text:span></text:p>
          </draw:text-box>
        </draw:frame>
        <draw:frame draw:style-name="standard" draw:layer="layout" svg:width="3.85cm" svg:height="5.586cm" svg:x="11.192cm" svg:y="3.557cm">
          <table:table table:template-name="yellow" table:use-banding-rows-styles="true">
            <table:table-column table:style-name="co3"/>
            <table:table-row table:style-name="ro6">
              <table:table-cell table:style-name="ce4">
                <text:p text:style-name="P9"><text:span text:style-name="T16">line</text:span><text:span text:style-name="T17">.p1.x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1.y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2.x</text:span></text:p>
              </table:table-cell>
            </table:table-row>
            <table:table-row table:style-name="ro7">
              <table:table-cell table:style-name="ce4">
                <text:p text:style-name="P18"><text:span text:style-name="T16">line</text:span><text:span text:style-name="T17">.p2.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1cm" svg:height="1.047cm" svg:x="19.718cm" svg:y="4.712cm">
          <table:table table:template-name="orange">
            <table:table-column table:style-name="co4"/>
            <table:table-row table:style-name="ro8">
              <table:table-cell table:style-name="ce5">
                <text:p><text:span text:style-name="T17">li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5"/>
            <table:table-row table:style-name="ro9">
              <table:table-cell table:style-name="ce5">
                <text:p><text:span text:style-name="T17">p2.x</text:span></text:p>
              </table:table-cell>
            </table:table-row>
            <table:table-row table:style-name="ro9">
              <table:table-cell table:style-name="ce5">
                <text:p text:style-name="P19"><text:span text:style-name="T17">p2.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6"/>
            <table:table-row table:style-name="ro9">
              <table:table-cell table:style-name="ce5">
                <text:p><text:span text:style-name="T17">p1</text:span></text:p>
              </table:table-cell>
            </table:table-row>
            <table:table-row table:style-name="ro9">
              <table:table-cell table:style-name="ce5">
                <text:p text:style-name="P19"><text:span text:style-name="T17">p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99cm" svg:height="2.097cm" svg:x="20.549cm" svg:y="10.156cm">
          <table:table table:template-name="yellow" table:use-banding-rows-styles="true">
            <table:table-column table:style-name="co7"/>
            <table:table-row table:style-name="ro9">
              <table:table-cell table:style-name="ce5">
                <text:p><text:span text:style-name="T17">p1.x</text:span></text:p>
              </table:table-cell>
            </table:table-row>
            <table:table-row table:style-name="ro9">
              <table:table-cell table:style-name="ce5">
                <text:p text:style-name="P19"><text:span text:style-name="T17">p1.y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9" draw:layer="layout" svg:x1="18.956cm" svg:y1="12.7cm" svg:x2="20.549cm" svg:y2="11.176cm">
          <text:p/>
        </draw:line>
        <draw:line draw:style-name="gr4" draw:text-style-name="P9" draw:layer="layout" svg:x1="20.32cm" svg:y1="5.842cm" svg:x2="17.272cm" svg:y2="11.938cm">
          <text:p/>
        </draw:line>
        <draw:line draw:style-name="gr4" draw:text-style-name="P9" draw:layer="layout" svg:x1="19.05cm" svg:y1="13.462cm" svg:x2="20.917cm" svg:y2="14.986cm">
          <text:p/>
        </draw:line>
        <presentation:notes draw:style-name="dp2">
          <draw:page-thumbnail draw:name="מציין מיקום של תמונת שקופית 1" draw:style-name="gr3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20"><text:span text:style-name="T18">Note: private members are part of the interface file (because they appear at the h file, </text:span><text:span text:style-name="T18">not on purpose) </text:span></text:p>
            </draw:text-box>
          </draw:frame>
          <draw:frame draw:name="מציין מיקום של מספר שקופית 3" presentation:style-name="pr9" draw:text-style-name="P22" draw:layer="layout" svg:width="8.545cm" svg:height="1.419cm" svg:x="11.174cm" svg:y="27.01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5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7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30" draw:layer="layout" svg:width="13.969cm" svg:height="3.809cm" svg:x="11.43cm" svg:y="14.817cm">
          <text:p text:style-name="P29"><text:span text:style-name="T27">Question: In what order are the con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n orde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9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0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31" draw:layer="layout" svg:width="13.969cm" svg:height="3.809cm" svg:x="11.43cm" svg:y="14.817cm">
          <text:p text:style-name="P29"><text:span text:style-name="T27">// Answer: small to large</text:span></text:p>
          <text:p text:style-name="P29"><text:span text:style-name="T26">A – parameterless ctor</text:span></text:p>
          <text:p text:style-name="P29"><text:span text:style-name="T26">A – parameterless ctor</text:span></text:p>
          <text:p text:style-name="P29"><text:span text:style-name="T26">B - parameterless 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2" draw:text-style-name="P26" draw:layer="layout" svg:width="13.496cm" svg:height="8.891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3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13.969cm" svg:height="3.809cm" svg:x="11.43cm" svg:y="14.817cm">
          <text:p text:style-name="P29"><text:span text:style-name="T27">Question: In what order are the de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orde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5" draw:text-style-name="P26" draw:layer="layout" svg:width="13.496cm" svg:height="8.891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6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30" draw:layer="layout" svg:width="13.969cm" svg:height="3.809cm" svg:x="11.43cm" svg:y="14.817cm">
          <text:p text:style-name="P29"><text:span text:style-name="T27">// Answer: large to small</text:span></text:p>
          <text:p text:style-name="P29"><text:span text:style-name="T26">B - dtor</text:span></text:p>
          <text:p text:style-name="P29"><text:span text:style-name="T26">A – dtor</text:span></text:p>
          <text:p text:style-name="P29"><text:span text:style-name="T26">A – dtor</text:span></text:p>
          <text:p text:style-name="P29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28">default ctor</text:span><text:span text:style-name="T3">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4.764cm" svg:height="13.546cm" svg:x="0.847cm" svg:y="6.138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23"><text:span text:style-name="T15"><text:s text:c="3"/></text:span><text:span text:style-name="T29">"A ctor with one </text:span></text:p>
            <text:p text:style-name="P23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23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7" draw:layer="layout" svg:x1="10.371cm" svg:y1="2.328cm" svg:x2="10.372cm" svg:y2="16.298cm">
          <text:p/>
        </draw:line>
        <draw:custom-shape draw:name="Rectangle 7" draw:style-name="gr18" draw:text-style-name="P33" draw:layer="layout" svg:width="18.474cm" svg:height="2.539cm" svg:x="6.138cm" svg:y="15.24cm">
          <text:p text:style-name="P29"><text:span text:style-name="T30">// compilation error</text:span></text:p>
          <text:p text:style-name="P29"><text:span text:style-name="T26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19" draw:text-style-name="P27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4" draw:layer="layout" svg:width="7.407cm" svg:height="3.386cm" svg:x="0.847cm" svg:y="2.117cm">
          <text:p text:style-name="P25"><text:span text:style-name="T31">int</text:span><text:span text:style-name="T32"> main() { </text:span><text:span text:style-name="T32"><text:line-break/></text:span><text:span text:style-name="T32">   B b;</text:span></text:p>
          <text:p text:style-name="P25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27" draw:layer="layout" svg:width="17.94cm" svg:height="9.907cm" svg:x="10.634cm" svg:y="1.905cm">
          <text:p text:style-name="P2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 { </text:span><text:span text:style-name="T32"><text:line-break/></text:span><text:span text:style-name="T32">    <text:s/>std::cout &lt;&lt;</text:span></text:p>
          <text:p text:style-name="P25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5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12.064cm" svg:height="12.064cm" svg:x="0.212cm" svg:y="6.562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21" draw:text-style-name="P27" draw:layer="layout" svg:width="12.699cm" svg:height="14.17cm" svg:x="12.7cm" svg:y="2.963cm">
          <text:p text:style-name="P3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, </text:span><text:span text:style-name="T31">int</text:span><text:span text:style-name="T32"> j) </text:span></text:p>
          <text:p text:style-name="P35"><text:span text:style-name="T32"><text:s text:c="2"/></text:span><text:span text:style-name="T32">:_a1 (i), _a2(j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5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6.721cm">
          <text:p/>
        </draw:line>
        <draw:custom-shape draw:name="Rectangle 6" draw:style-name="gr22" draw:text-style-name="P36" draw:layer="layout" svg:width="6.984cm" svg:height="4.021cm" svg:x="0.423cm" svg:y="2.388cm">
          <text:p text:style-name="P2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,</text:span><text:span text:style-name="T35">3</text:span><text:span text:style-name="T32">);</text:span></text:p>
          <text:p text:style-name="P25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37" draw:layer="layout" svg:width="6.349cm" svg:height="3.174cm" svg:x="16.51cm" svg:y="15.134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A (3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7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1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17.827cm" svg:x="12.171cm" svg:y="2.54cm">
          <text:p text:style-name="P35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 </text:span><text:span text:style-name="T32"><text:line-break/></text:span><text:span text:style-name="T32">}; </text:span></text:p>
          <text:p text:style-name="P35"><text:span text:style-name="T32"><text:line-break/></text:span><text:span text:style-name="T32">B::B(</text:span><text:span text:style-name="T31">int</text:span><text:span text:style-name="T32"> i) { </text:span><text:span text:style-name="T32"><text:line-break/></text:span><text:span text:style-name="T32">   _ap = </text:span><text:span text:style-name="T31">new</text:span><text:span text:style-name="T32"> A (i);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5"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25" draw:text-style-name="P38" draw:layer="layout" svg:width="7.619cm" svg:height="4.021cm" svg:x="1.058cm" svg:y="2.328cm">
          <text:p text:style-name="P3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5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39" draw:layer="layout" svg:width="11.641cm" svg:height="2.319cm" svg:x="13.547cm" svg:y="16.223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19.046cm" svg:x="12.171cm" svg:y="2.54cm">
          <text:p text:style-name="P35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 </text:span><text:span text:style-name="T32"><text:line-break/></text:span><text:span text:style-name="T32">}; </text:span></text:p>
          <text:p text:style-name="P35"><text:span text:style-name="T32"><text:line-break/></text:span><text:span text:style-name="T32">B::B(</text:span><text:span text:style-name="T31">int</text:span><text:span text:style-name="T32"> i) </text:span></text:p>
          <text:p text:style-name="P35"><text:span text:style-name="T32"><text:s text:c="3"/></text:span><text:span text:style-name="T32">: _ap (</text:span><text:span text:style-name="T31">new</text:span><text:span text:style-name="T32"> A(i)) <text:s/></text:span></text:p>
          <text:p text:style-name="P35"><text:span text:style-name="T32">{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5"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28" draw:text-style-name="P40" draw:layer="layout" svg:width="7.619cm" svg:height="4.021cm" svg:x="1.058cm" svg:y="2.328cm">
          <text:p text:style-name="P3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5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42" draw:layer="layout" svg:width="11.641cm" svg:height="2.319cm" svg:x="13.547cm" svg:y="16.51cm">
          <text:p text:style-name="P41"><text:span text:style-name="T36">// </text:span><text:span text:style-name="T36">output</text:span></text:p>
          <text:p text:style-name="P41"><text:span text:style-name="T37">A (2)</text:span></text:p>
          <text:p text:style-name="P41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7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11" draw:text-style-name="P43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12.064cm" svg:height="12.064cm" svg:x="0.212cm" svg:y="6.562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30" draw:text-style-name="P44" draw:layer="layout" svg:width="12.699cm" svg:height="14.17cm" svg:x="12.7cm" svg:y="2.963cm">
          <text:p text:style-name="P3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, </text:span><text:span text:style-name="T31">int</text:span><text:span text:style-name="T32"> j) </text:span></text:p>
          <text:p text:style-name="P35"><text:span text:style-name="T32"><text:s text:c="2"/></text:span><text:span text:style-name="T32">:_a1 (i), _a2(j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5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6.721cm">
          <text:p/>
        </draw:line>
        <draw:custom-shape draw:name="Rectangle 6" draw:style-name="gr31" draw:text-style-name="P45" draw:layer="layout" svg:width="6.984cm" svg:height="4.021cm" svg:x="0.423cm" svg:y="2.388cm">
          <text:p text:style-name="P2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,</text:span><text:span text:style-name="T35">3</text:span><text:span text:style-name="T32">);</text:span></text:p>
          <text:p text:style-name="P25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46" draw:layer="layout" svg:width="6.349cm" svg:height="3.174cm" svg:x="16.51cm" svg:y="15.134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A (3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33" draw:text-style-name="P27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5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8">Advantages of </text:span><text:span text:style-name="T38">using initialization </text:span><text:span text:style-name="T38">list <text:s/></text:span><text:span text:style-name="T4">(folder 0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3.706cm" svg:height="7.747cm" svg:x="0.847cm" svg:y="3.175cm" presentation:class="outline" presentation:user-transformed="true">
          <draw:text-box>
            <text:list text:style-name="L5">
              <text:list-item>
                <text:p text:style-name="P48"><text:span text:style-name="T39">Faster – no need for default initializaiton.</text:span></text:p>
              </text:list-item>
              <text:list-item>
                <text:p text:style-name="P48"><text:span text:style-name="T39">Safer – be sure that all components are ready.</text:span></text:p>
              </text:list-item>
              <text:list-item>
                <text:p text:style-name="P48"><text:span text:style-name="T39">Can initialize constants and reference variables.</text:span></text:p>
              </text:list-item>
              <text:list-item>
                <text:p text:style-name="P48"><text:span text:style-name="T39">Can initialize parent class.</text:span>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1" svg:font-family="Arial"/>
    <style:font-face style:name="Consolas" svg:font-family="Consola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9">19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9">19/2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04</meta:editing-cycles>
    <meta:print-date>1999-11-04T13:06:28</meta:print-date>
    <meta:creation-date>1999-10-10T10:49:40</meta:creation-date>
    <dc:date>2019-02-19T18:16:26.150215637</dc:date>
    <meta:editing-duration>P26DT19H52M9S</meta:editing-duration>
    <meta:generator>LibreOffice/6.1.4.2$Linux_X86_64 LibreOffice_project/10$Build-2</meta:generator>
    <meta:document-statistic meta:object-count="17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